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dddddd"/>
    </style:style>
    <style:style style:name="P3" style:family="paragraph">
      <style:paragraph-properties fo:text-align="center"/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draw:textarea-vertical-align="middle" draw:auto-grow-height="false" fo:min-height="13.458cm" fo:min-width="4.761cm" fo:wrap-option="wrap" style:run-through="foreground"/>
    </style:style>
    <style:style style:name="gr3" style:family="graphic">
      <style:graphic-properties draw:stroke="none" draw:textarea-vertical-align="middle" draw:auto-grow-height="false" fo:min-height="15.346cm" fo:min-width="4.761cm" fo:wrap-option="wrap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none" draw:textarea-horizontal-align="justify" draw:textarea-vertical-align="middle" draw:auto-grow-height="false" fo:min-height="2.879cm" fo:min-width="6.248cm" style:run-through="foreground"/>
    </style:style>
    <style:style style:name="gr6" style:family="graphic">
      <style:graphic-properties draw:stroke="none" draw:textarea-horizontal-align="justify" draw:textarea-vertical-align="middle" draw:auto-grow-height="false" fo:min-height="5.018cm" fo:min-width="9.278cm" style:run-through="foreground"/>
    </style:style>
    <style:style style:name="gr7" style:family="graphic">
      <style:graphic-properties draw:stroke="none" draw:textarea-horizontal-align="justify" draw:textarea-vertical-align="middle" draw:auto-grow-height="false" fo:min-height="3.358cm" fo:min-width="6.302cm" style:run-through="foreground"/>
    </style:style>
    <style:style style:name="gr8" style:family="graphic">
      <style:graphic-properties draw:stroke="none" draw:fill-color="#dddddd" draw:textarea-horizontal-align="justify" draw:textarea-vertical-align="middle" draw:auto-grow-height="false" fo:min-height="3.358cm" fo:min-width="13.146cm" style:run-through="foreground"/>
    </style:style>
    <style:style style:name="gr9" style:family="graphic">
      <style:graphic-properties draw:stroke="none" draw:textarea-horizontal-align="justify" draw:textarea-vertical-align="middle" draw:auto-grow-height="false" fo:min-height="4.549cm" fo:min-width="4.586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name="形狀2" draw:style-name="gr2" draw:text-style-name="P1" svg:width="4.762cm" svg:height="13.459cm" svg:x="10.468cm" svg:y="0.482cm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draw:name="形狀2" draw:style-name="gr3" draw:text-style-name="P1" svg:width="4.762cm" svg:height="15.347cm" svg:x="14.693cm" svg:y="-0.52cm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g draw:style-name="gr4"><draw:custom-shape draw:name="形狀1" draw:style-name="gr5" svg:width="12.494cm" svg:height="8.635cm" draw:transform="rotate (1.5707963267949) translate (1.13393055555556cm 13.51591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形狀3" draw:style-name="gr6" svg:width="9.279cm" svg:height="5.019cm" svg:x="0.24cm" svg:y="4.768cm"><text:p/><draw:enhanced-geometry svg:viewBox="0 0 21600 21600" draw:type="rectangle" draw:enhanced-path="M 0 0 L 21600 0 21600 21600 0 21600 0 0 Z N"/></draw:custom-shape></draw:g><draw:custom-shape draw:name="形狀4" draw:style-name="gr7" svg:width="6.663cm" svg:height="3.719cm" svg:x="0cm" svg:y="15.5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形狀4" draw:style-name="gr8" draw:text-style-name="P2" svg:width="13.507cm" svg:height="3.719cm" svg:x="7.495cm" svg:y="15.5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形狀5" draw:style-name="gr9" draw:text-style-name="P3" svg:width="6.485cm" svg:height="6.434cm" svg:x="2.701cm" svg:y="14.1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2:57:49.063000000</meta:creation-date>
    <dc:date>2017-12-08T13:50:42.261000000</dc:date>
    <meta:editing-duration>PT14M5S</meta:editing-duration>
    <meta:editing-cycles>3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